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8d408" officeooo:paragraph-rsid="0018d408"/>
    </style:style>
    <style:style style:name="P2" style:family="paragraph" style:parent-style-name="Standard" style:list-style-name="L1">
      <style:text-properties officeooo:rsid="001a730e" officeooo:paragraph-rsid="001a730e"/>
    </style:style>
    <style:style style:name="P3" style:family="paragraph" style:parent-style-name="Standard" style:list-style-name="L1">
      <style:text-properties officeooo:rsid="001b8c4a" officeooo:paragraph-rsid="001b8c4a"/>
    </style:style>
    <style:style style:name="T1" style:family="text">
      <style:text-properties officeooo:rsid="001cb97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20911450807900765" text:style-name="L1">
        <text:list-item>
          <text:p text:style-name="P1">Thesis Function Requirements</text:p>
          <text:list>
            <text:list-item>
              <text:p text:style-name="P1">The Function will use a database to save results of previous calculations.</text:p>
              <text:list>
                <text:list-item>
                  <text:p text:style-name="P2">Database will be divided into several independent levels of associated calculations.</text:p>
                  <text:list>
                    <text:list-item>
                      <text:p text:style-name="P2">Each data level will track a list of associative parameters.</text:p>
                      <text:list>
                        <text:list-item>
                          <text:p text:style-name="P2">These parameters are all the values that influence the results of the calculations for each level.</text:p>
                        </text:list-item>
                        <text:list-item>
                          <text:p text:style-name="P2">Changing of any parameter should trigger regeneration of the dependent data levels.</text:p>
                        </text:list-item>
                      </text:list>
                    </text:list-item>
                    <text:list-item>
                      <text:p text:style-name="P3">The files used to construct the database should be available for <text:span text:style-name="T1">online</text:span> download</text:p>
                    </text:list-item>
                  </text:list>
                </text:list-item>
              </text:list>
            </text:list-item>
            <text:list-item>
              <text:p text:style-name="P3">The function must b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23:08:44.312027558</meta:creation-date>
    <dc:date>2017-07-29T13:06:22.080620188</dc:date>
    <meta:editing-duration>PT21H35M53S</meta:editing-duration>
    <meta:editing-cycles>1</meta:editing-cycles>
    <meta:document-statistic meta:table-count="0" meta:image-count="0" meta:object-count="0" meta:page-count="1" meta:paragraph-count="8" meta:word-count="89" meta:character-count="535" meta:non-whitespace-character-count="462"/>
    <meta:generator>LibreOffice/5.1.4.2$Linux_X86_64 LibreOffice_project/10m0$Build-2</meta:generator>
  </office:meta>
</office:document-meta>
</file>